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1aa0a" officeooo:paragraph-rsid="0011aa0a"/>
    </style:style>
    <style:style style:name="P2" style:family="paragraph" style:parent-style-name="Standard">
      <style:text-properties fo:font-size="14pt" fo:font-weight="bold" officeooo:rsid="0011aa0a" officeooo:paragraph-rsid="0011aa0a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 00:</text:p>
      <text:p text:style-name="P1">Write a static class ScalarConverter that will contain a method "convert" takes as</text:p>
      <text:p text:style-name="P1">parameter a string representation of a C++ literal in its most common form. This literal</text:p>
      <text:p text:style-name="P1">must belong to one of the following a scalar types:</text:p>
      <text:p text:style-name="P1">• char</text:p>
      <text:p text:style-name="P1">• int</text:p>
      <text:p text:style-name="P1">• float</text:p>
      <text:p text:style-name="P1">• double</text:p>
      <text:p text:style-name="P1">Except for char parameters, only the decimal notation will be used.</text:p>
      <text:p text:style-name="P1">Examples of char literals: ’c’, ’a’, ...</text:p>
      <text:p text:style-name="P1">To make things simple, please note that non displayable characters shouldn’t be used as</text:p>
      <text:p text:style-name="P1">inputs. If a conversion to char is not displayable, prints an informative message.</text:p>
      <text:p text:style-name="P1">Examples of int literals: 0, -42, 42...</text:p>
      <text:p text:style-name="P1">Examples of oat literals: 0.0f, -4.2f, 4.2f...</text:p>
      <text:p text:style-name="P1">You have to handle these pseudo literals as well (you know, for science): -inff, +inff</text:p>
      <text:p text:style-name="P1">and nanf.</text:p>
      <text:p text:style-name="P1">Examples of double literals: 0.0, -4.2, 4.2...</text:p>
      <text:p text:style-name="P1">You have to handle these pseudo literals as well (you know, for fun): -inf, +inf and nan.</text:p>
      <text:p text:style-name="P1">Write a program to test that your class works as expected.</text:p>
      <text:p text:style-name="P1">You have to first detect the type of the literal passed as parameter, convert it from</text:p>
      <text:p text:style-name="P1">string to its actual type, then convert it explicitly to the three other data types. Lastly,</text:p>
      <text:p text:style-name="P1">display the results as shown below.</text:p>
      <text:p text:style-name="P1">If a conversion does not make any sense or overflows, display a message to inform</text:p>
      <text:p text:style-name="P1">the user that the type conversion is impossible. Include any header you need in order to</text:p>
      <text:p text:style-name="P1">handle numeric limits and special values.</text:p>
      <text:p text:style-name="P1"/>
      <text:p text:style-name="P2">Exercise 01:</text:p>
      <text:p text:style-name="P1">Implement a static class Serializer with the following methods:</text:p>
      <text:p text:style-name="P1">uintptr_t serialize(Data* ptr);</text:p>
      <text:p text:style-name="P1">It takes a pointer and converts it to the unsigned integer type uintptr_t.</text:p>
      <text:p text:style-name="P1">Data* deserialize(uintptr_t raw);</text:p>
      <text:p text:style-name="P1">It takes an unsigned integer parameter and converts it to a pointer to Data.</text:p>
      <text:p text:style-name="P1">Write a program to test that your class works as expected.</text:p>
      <text:p text:style-name="P1">You must create a non-empty (it means it has data members) Data structure.</text:p>
      <text:p text:style-name="P1">Use serialize() on the address of the Data object and pass its return value to</text:p>
      <text:p text:style-name="P1">deserialize(). Then, ensure the return value of deserialize() compares equal to the</text:p>
      <text:p text:style-name="P1">original pointer.</text:p>
      <text:p text:style-name="P1">Do not forget to turn in the files of your Data structu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xercise 02:</text:p>
      <text:p text:style-name="P1">Implement a Base class that has a public virtual destructor only. Create three empty</text:p>
      <text:p text:style-name="P1">classes A, B and C, that publicly inherit from Base.</text:p>
      <text:p text:style-name="P1">Implement the following functions:</text:p>
      <text:p text:style-name="P1">Base * generate(void);</text:p>
      <text:p text:style-name="P1">It randomly instanciates A, B or C and returns the instance as a Base pointer. Feel free</text:p>
      <text:p text:style-name="P1">to use anything you like for the random choice implementation.</text:p>
      <text:p text:style-name="P1">void identify(Base* p);</text:p>
      <text:p text:style-name="P1">It prints the actual type of the object pointed to by p: "A", "B" or "C".</text:p>
      <text:p text:style-name="P1">void identify(Base&amp; p);</text:p>
      <text:p text:style-name="P1">It prints the actual type of the object pointed to by p: "A", "B" or "C". Using a pointer</text:p>
      <text:p text:style-name="P1">inside this function is forbidden.</text:p>
      <text:p text:style-name="P1">Including the typeinfo header is forbidden.</text:p>
      <text:p text:style-name="P1">Write a program to test that everything works as expec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23:38.675764448</meta:creation-date>
    <dc:date>2023-11-09T15:26:13.840406056</dc:date>
    <meta:editing-duration>PT2M35S</meta:editing-duration>
    <meta:editing-cycles>1</meta:editing-cycles>
    <meta:document-statistic meta:table-count="0" meta:image-count="0" meta:object-count="0" meta:page-count="2" meta:paragraph-count="51" meta:word-count="466" meta:character-count="2685" meta:non-whitespace-character-count="2271"/>
    <meta:generator>LibreOffice/7.3.7.2$Linux_X86_64 LibreOffice_project/30$Build-2</meta:generator>
  </office:meta>
</office:document-meta>
</file>